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0505416227151859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64526915914324826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21730665406930643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48749329836356582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4967476569390417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00104645760027516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81805269478262095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53844216853435437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685682" text:continue-list="list781805269478262095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8744675515473744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0064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8249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702115"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693800"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79855"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3219850618991130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7330833035188843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2218591644698910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80394"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97380520284589505"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365825733744955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07104055822185299" text:style-name="L15">
        <text:list-item>
          <text:list>
            <text:list-header>
              <text:p text:style-name="P170">1.5 miles averaging about 9:40/mile and rest 1 min</text:p>
            </text:list-header>
          </text:list>
        </text:list-item>
      </text:list>
      <text:p text:style-name="P23">1 mile in 8:26 and rest 2 min</text:p>
      <text:list xml:id="list280589830841013891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388478113501315918"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0371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201663317782770880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00452225704217631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004250456778130857"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677369" text:continue-list="list2004522257042176319" text:style-name="L19">
        <text:list-item>
          <text:list>
            <text:list-header>
              <text:p text:style-name="P174">(Pace*HR)=1240</text:p>
            </text:list-header>
          </text:list>
        </text:list-item>
      </text:list>
      <text:list xml:id="list39681848" text:continue-list="list2016633177827708808" text:style-name="L18">
        <text:list-item>
          <text:list>
            <text:list-header>
              <text:p text:style-name="P173">2 miles at 10:46/mile Ave HR= 121 bpm and rest a few minutes</text:p>
            </text:list-header>
          </text:list>
        </text:list-item>
      </text:list>
      <text:list xml:id="list39674459" text:continue-list="list3967736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69254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0761887984665941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39715390568953739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25326915626022195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31627264479850145"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3308596846619711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8722558614544221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690299"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0052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94908420659856584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10261165848211121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28089245886294792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2">Splits: 8:33, 8:47, 8:50, 9:25, 8:08</text:span></text:p>
      <text:p text:style-name="P15"/>
      <text:list xml:id="list4356964662235259551"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6T19:44:07.65</dc:date>
    <dc:creator>James Lombardi</dc:creator>
    <meta:editing-duration>P19DT10H52M38S</meta:editing-duration>
    <meta:editing-cycles>1526</meta:editing-cycles>
    <meta:generator>OpenOffice/4.1.2$Win32 OpenOffice.org_project/412m3$Build-9782</meta:generator>
    <meta:document-statistic meta:table-count="0" meta:image-count="9" meta:object-count="0" meta:page-count="159" meta:paragraph-count="4557" meta:word-count="49618" meta:character-count="254707"/>
  </office:meta>
</office:document-meta>
</file>